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6.964cm" fo:margin-left="0.328cm" fo:margin-right="9.708cm" table:align="margins" style:shadow="none"/>
    </style:style>
    <style:style style:name="表格1.A" style:family="table-column">
      <style:table-column-properties style:column-width="6.964cm" style:rel-column-width="3948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6.583cm" table:align="left"/>
    </style:style>
    <style:style style:name="表格2.A" style:family="table-column">
      <style:table-column-properties style:column-width="2.836cm"/>
    </style:style>
    <style:style style:name="表格2.B" style:family="table-column">
      <style:table-column-properties style:column-width="3.747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text-properties style:language-asian="zh" style:country-asian="CN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1">航信编码：</text:p>
                </table:table-cell>
                <table:table-cell table:style-name="表格2.B1" office:value-type="string">
                  <text:p text:style-name="P5">不能用</text:p>
                </table:table-cell>
              </table:table-row>
              <table:table-row>
                <table:table-cell table:style-name="表格2.A2" office:value-type="string">
                  <text:p text:style-name="P1">产品名称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规格型号：</text:p>
                </table:table-cell>
                <table:table-cell table:style-name="表格2.B2" office:value-type="string">
                  <text:p text:style-name="P5">不能用</text:p>
                </table:table-cell>
              </table:table-row>
              <table:table-row>
                <table:table-cell table:style-name="表格2.A2" office:value-type="string">
                  <text:p text:style-name="P1">送货日期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合同编号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数 量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5:52:12.81</dc:date>
    <dc:creator>wang sheng wang</dc:creator>
    <meta:editing-duration>PT14M59S</meta:editing-duration>
    <meta:editing-cycles>4</meta:editing-cycles>
    <meta:generator>OpenOffice.org/3.3$Win32 OpenOffice.org_project/330m20$Build-9567</meta:generator>
    <meta:document-statistic meta:table-count="2" meta:image-count="0" meta:object-count="0" meta:page-count="1" meta:paragraph-count="9" meta:word-count="18" meta:character-count="60"/>
  </office:meta>
</office:document-meta>
</file>